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22in" table:align="left"/>
    </style:style>
    <style:style style:name="Table1.A" style:family="table-column">
      <style:table-column-properties style:column-width="2.0722in"/>
    </style:style>
    <style:style style:name="Table1.B" style:family="table-column">
      <style:table-column-properties style:column-width="1.212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rsid="00173ca9" officeooo:paragraph-rsid="00173ca9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text-properties fo:font-size="14pt" style:font-size-asian="14pt" style:font-size-complex="14pt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rsid="00173ca9" officeooo:paragraph-rsid="00173ca9"/>
    </style:style>
    <style:style style:name="T1" style:family="text">
      <style:text-properties officeooo:rsid="001832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UK </text:span>Abbreviated Accounts</text:p>
      <text:p text:style-name="Text_20_body">From Period: <text:placeholder text:placeholder-type="text">&lt;start_period.name&gt;</text:placeholder></text:p>
      <text:p text:style-name="Text_20_body">To Period: <text:placeholder text:placeholder-type="text">&lt;end_period.name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4">Account</text:p>
            </table:table-cell>
            <table:table-cell table:style-name="Table1.A1" office:value-type="string">
              <text:p text:style-name="P4">Start Balance</text:p>
            </table:table-cell>
            <table:table-cell table:style-name="Table1.A1" office:value-type="string">
              <text:p text:style-name="P4">Debit</text:p>
            </table:table-cell>
            <table:table-cell table:style-name="Table1.A1" office:value-type="string">
              <text:p text:style-name="P4">Credit</text:p>
            </table:table-cell>
            <table:table-cell table:style-name="Table1.E1" office:value-type="string">
              <text:p text:style-name="P4">End Balance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account in account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Table_20_Contents"><text:placeholder text:placeholder-type="text">&lt;account['code'] and account['code'] + ' ' or ''&gt;</text:placeholder><text:placeholder text:placeholder-type="text">&lt;account['name']&gt;</text:placeholder></text:p>
          </table:table-cell>
          <table:table-cell table:style-name="Table1.B3" office:value-type="string">
            <text:p text:style-name="P6"><text:placeholder text:placeholder-type="text">&lt;format_currency(account['start_balance'], user.language, company.currency)&gt;</text:placeholder></text:p>
          </table:table-cell>
          <table:table-cell table:style-name="Table1.C3" office:value-type="string">
            <text:p text:style-name="P6"><text:placeholder text:placeholder-type="text">&lt;format_currency(account['debit'], user.language, company.currency)&gt;</text:placeholder></text:p>
          </table:table-cell>
          <table:table-cell table:style-name="Table1.D3" office:value-type="string">
            <text:p text:style-name="P6"><text:placeholder text:placeholder-type="text">&lt;format_currency(account['credit'], user.language, company.currency)&gt;</text:placeholder></text:p>
          </table:table-cell>
          <table:table-cell table:style-name="Table1.E3" office:value-type="string">
            <text:p text:style-name="P6"><text:placeholder text:placeholder-type="text">&lt;format_currency(account['end_balance'], user.language, company.currency)&gt;</text:placeholder></text:p>
          </table:table-cell>
        </table:table-row>
        <table:table-row>
          <table:table-cell table:style-name="Table1.A4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Total</text:p>
          </table:table-cell>
          <table:table-cell table:style-name="Table1.A5" office:value-type="string">
            <text:p text:style-name="P5"><text:placeholder text:placeholder-type="text">&lt;format_currency(sum(accounts, 'start_balance'), user.language, company.currency)&gt;</text:placeholder></text:p>
          </table:table-cell>
          <table:table-cell table:style-name="Table1.A5" office:value-type="string">
            <text:p text:style-name="P5"><text:placeholder text:placeholder-type="text">&lt;format_currency(sum(accounts, 'debit'), user.language, company.currency)&gt;</text:placeholder></text:p>
          </table:table-cell>
          <table:table-cell table:style-name="Table1.A5" office:value-type="string">
            <text:p text:style-name="P5"><text:placeholder text:placeholder-type="text">&lt;format_currency(sum(accounts, 'credit'), user.language, company.currency)&gt;</text:placeholder></text:p>
          </table:table-cell>
          <table:table-cell table:style-name="Table1.E5" office:value-type="string">
            <text:p text:style-name="P5"><text:placeholder text:placeholder-type="text">&lt;format_currency(sum(accounts, 'end_balance'), user.language, company.currency)&gt;</text:placeholder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size="14pt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8*"/>
    </style:style>
    <style:style style:name="Table2.B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center" style:justify-single-word="false"/>
      <style:text-properties officeooo:rsid="00173ca9" officeooo:paragraph-rsid="00173ca9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18327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MP1"><text:span text:style-name="MT1">UK </text:span>Abbreviated Accounts</text:p>
            </table:table-cell>
            <table:table-cell table:style-name="Table3.A1" office:value-type="string">
              <text:p text:style-name="MP2">Print Date: <text:placeholder text:placeholder-type="text">&lt;format_date(datetime.date.today(), user.language)&gt;</text:placeholder> at <text:placeholder text:placeholder-type="text">&lt;datetime.datetime.now()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 LibreOffice_project/40m0$Build-2</meta:generator>
    <meta:creation-date>2008-06-07T15:26:58</meta:creation-date>
    <dc:date>2008-08-27T17:08:38</dc:date>
    <meta:editing-cycles>1</meta:editing-cycles>
    <meta:editing-duration>PT0S</meta:editing-duration>
    <meta:document-statistic meta:table-count="3" meta:image-count="0" meta:object-count="0" meta:page-count="1" meta:paragraph-count="25" meta:word-count="72" meta:character-count="1019" meta:non-whitespace-character-count="972"/>
    <meta:user-defined meta:name="Info 1"/>
    <meta:user-defined meta:name="Info 2"/>
    <meta:user-defined meta:name="Info 3"/>
    <meta:user-defined meta:name="Info 4"/>
  </office:meta>
</office:document-meta>
</file>